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rTest.shouldDefaultMismatching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r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Test.shouldReturnMatching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rTest.shouldReturnLeftBas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rTest.shouldReturnRightBas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